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to i mamy: kolejna edycja Przeglądu Muzycznego Anno Domini 2015. Tak jak obiecałem, teraz seria będzie kontynuowana co numer (a przynajmniej mam taką nadzieję). A teraz trochę wieści muzyczno-fandomowych.</text:p>
      <text:p text:style-name="P2"/>
      <text:p text:style-name="P2">General Mumble, przez niektórych uważany za mainstream, wydaje nową epkę. Link <text:a xlink:type="simple" xlink:href="https://www.youtube.com/watch?v=bvub0xFp1DQ" text:style-name="Internet_20_link" text:visited-style-name="Visited_20_Internet_20_Link">tutaj</text:a><text:a xlink:type="simple" xlink:href="https://www.youtube.com/watch?v=bvub0xFp1DQ" text:style-name="Internet_20_link" text:visited-style-name="Visited_20_Internet_20_Link">.</text:a> Poza tym Niklas pracuje wciąż nad dawno obiecanym albumem falloutowym. Kolejną sprawą jest ogłoszenie przez L-Traina <text:a xlink:type="simple" xlink:href="https://www.youtube.com/watch?v=mz2fJXt243c" text:style-name="Internet_20_link" text:visited-style-name="Visited_20_Internet_20_Link">naboru</text:a><text:a xlink:type="simple" xlink:href="https://www.youtube.com/watch?v=mz2fJXt243c" text:style-name="Internet_20_link" text:visited-style-name="Visited_20_Internet_20_Link"> </text:a><text:a xlink:type="simple" xlink:href="https://www.youtube.com/watch?v=mz2fJXt243c" text:style-name="Internet_20_link" text:visited-style-name="Visited_20_Internet_20_Link">do</text:a><text:a xlink:type="simple" xlink:href="https://www.youtube.com/watch?v=mz2fJXt243c" text:style-name="Internet_20_link" text:visited-style-name="Visited_20_Internet_20_Link"> </text:a><text:a xlink:type="simple" xlink:href="https://www.youtube.com/watch?v=mz2fJXt243c" text:style-name="Internet_20_link" text:visited-style-name="Visited_20_Internet_20_Link">chóru</text:a> do kontynuacji metal opery „Moonrise”. Zaprawdę dobra to wieść, bowiem rzeczony siedmioczęściowy twór był naprawdę świetny. Miejmy nadzieję, że „Fall of an Empire” nawet go przebije. Ostatnią wieścią jest niedawne wydanie albumu „Rapones, vol. 2”, z którego wyciągamy kilka kawałków w dalszej części przeglądu.</text:p>
      <text:p text:style-name="P2"/>
      <text:p text:style-name="P2">Wygląda na to, że to tyle. Nowych utworów na tę edycję jest jeszcze mniej niż poprzednio, bo tylko dwanaście – o siedmiu mniej wykonawców niż poprzednio zrobiło coś kucykowego i związanego z muzyką. Smutne, lecz prawdziwe. Więc żeby nieco zachować tradycję dużej ilości stron na „Przegląd Muzyczny”, postanowiłem wprowadzić dwie nowości: pierwszą z nich będzie dłuższa część przegadana, w której będę dzielił się opiniami co do muzyki. Druga to poddział w PMie, zatytułowany „stare klasyki”. Nazwa mówi chyba sama za siebie – będę tam wrzucał kawałki, które nie są nowe, a miały spore zainteresowanie ludu bądź zwyczajnie były dobre. Przy czym zastrzegam, że po pierwsze: nie będzie absolutnego mainstreamu typu „Discord”, „Loyalty” czy „Rainbow Factory”, mielonego miliard razy przez połowę artystów w fandomie. Po drugie: opinie będą całkowicie subiektywne i możecie się z nimi nie zgadzać.</text:p>
      <text:p text:style-name="P2"/>
      <text:p text:style-name="P2">No dobra… wstęp za nami. Dajcie ino tę muzykę!</text:p>
      <text:p text:style-name="P2"/>
      <text:p text:style-name="P2">L-Train – Tower of Mistakes (extended cover)</text:p>
      <text:p text:style-name="P2"><text:a xlink:type="simple" xlink:href="https://www.youtube.com/watch?v=qcxecv3DO_E" text:style-name="Internet_20_link" text:visited-style-name="Visited_20_Internet_20_Link">https</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www</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youtube</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com</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watch</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v</text:a><text:a xlink:type="simple" xlink:href="https://www.youtube.com/watch?v=qcxecv3DO_E" text:style-name="Internet_20_link" text:visited-style-name="Visited_20_Internet_20_Link">=</text:a><text:a xlink:type="simple" xlink:href="https://www.youtube.com/watch?v=qcxecv3DO_E" text:style-name="Internet_20_link" text:visited-style-name="Visited_20_Internet_20_Link">qcxecv</text:a><text:a xlink:type="simple" xlink:href="https://www.youtube.com/watch?v=qcxecv3DO_E" text:style-name="Internet_20_link" text:visited-style-name="Visited_20_Internet_20_Link">3</text:a><text:a xlink:type="simple" xlink:href="https://www.youtube.com/watch?v=qcxecv3DO_E" text:style-name="Internet_20_link" text:visited-style-name="Visited_20_Internet_20_Link">DO</text:a><text:a xlink:type="simple" xlink:href="https://www.youtube.com/watch?v=qcxecv3DO_E" text:style-name="Internet_20_link" text:visited-style-name="Visited_20_Internet_20_Link">_</text:a><text:a xlink:type="simple" xlink:href="https://www.youtube.com/watch?v=qcxecv3DO_E" text:style-name="Internet_20_link" text:visited-style-name="Visited_20_Internet_20_Link">E</text:a> </text:p>
      <text:p text:style-name="P2">[Acoustic]</text:p>
      <text:p text:style-name="P2">Na początek krótki kawałek z głosem samego L-Traina w roli głównej. Z jakiegoś powodu ów głos w ogóle mi nie pasuje, być może bardziej pasowałby wokal żeński?</text:p>
      <text:p text:style-name="P2"/>
      <text:p text:style-name="P2">Nicolas Dominique – Moon7</text:p>
      <text:p text:style-name="P2"><text:a xlink:type="simple" xlink:href="https://www.youtube.com/watch?v=IgKJa9styqc" text:style-name="Internet_20_link" text:visited-style-name="Visited_20_Internet_20_Link">https</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www</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youtube</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com</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watch</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v</text:a><text:a xlink:type="simple" xlink:href="https://www.youtube.com/watch?v=IgKJa9styqc" text:style-name="Internet_20_link" text:visited-style-name="Visited_20_Internet_20_Link">=</text:a><text:a xlink:type="simple" xlink:href="https://www.youtube.com/watch?v=IgKJa9styqc" text:style-name="Internet_20_link" text:visited-style-name="Visited_20_Internet_20_Link">IgKJa</text:a><text:a xlink:type="simple" xlink:href="https://www.youtube.com/watch?v=IgKJa9styqc" text:style-name="Internet_20_link" text:visited-style-name="Visited_20_Internet_20_Link">9</text:a><text:a xlink:type="simple" xlink:href="https://www.youtube.com/watch?v=IgKJa9styqc" text:style-name="Internet_20_link" text:visited-style-name="Visited_20_Internet_20_Link">styqc</text:a></text:p>
      <text:p text:style-name="P2">[Ambient]</text:p>
      <text:p text:style-name="P2">Tajemniczy, zagadkowy i… kosmiczny. W tych trzech słowach opisałbym Moon7, utwór z pewnością pasujący m.in. do gier takich jak Mass Effect czy Portal.</text:p>
      <text:p text:style-name="P2"/>
      <text:p text:style-name="P2">Reverbrony – Gaia</text:p>
      <text:p text:style-name="P2"><text:a xlink:type="simple" xlink:href="https://www.youtube.com/watch?v=pStz_Lbbdpw" text:style-name="Internet_20_link" text:visited-style-name="Visited_20_Internet_20_Link">https</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www</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youtube</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com</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watch</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v</text:a><text:a xlink:type="simple" xlink:href="https://www.youtube.com/watch?v=pStz_Lbbdpw" text:style-name="Internet_20_link" text:visited-style-name="Visited_20_Internet_20_Link">=</text:a><text:a xlink:type="simple" xlink:href="https://www.youtube.com/watch?v=pStz_Lbbdpw" text:style-name="Internet_20_link" text:visited-style-name="Visited_20_Internet_20_Link">pStz</text:a><text:a xlink:type="simple" xlink:href="https://www.youtube.com/watch?v=pStz_Lbbdpw" text:style-name="Internet_20_link" text:visited-style-name="Visited_20_Internet_20_Link">_</text:a><text:a xlink:type="simple" xlink:href="https://www.youtube.com/watch?v=pStz_Lbbdpw" text:style-name="Internet_20_link" text:visited-style-name="Visited_20_Internet_20_Link">Lbbdpw</text:a> </text:p>
      <text:p text:style-name="P2">[Ambient] [Tribal] [Orchestral...ish?]</text:p>
      <text:p text:style-name="P2">A tymczasem Reverbrony ponownie tworzy spokojnie. Tym razem instrumentalny twór poświęcony Zecorze, w którym słychać już dobrze wyrobiony styl Reverbrony’ego. Kto znał już wcześniej jego twórczość, z pewnością wie, o czym mowa.</text:p>
      <text:p text:style-name="P2"/>
      <text:p text:style-name="P2">Fritzybeat &amp; Vaceslav – Pinkamena</text:p>
      <text:p text:style-name="P2"><text:a xlink:type="simple" xlink:href="https://www.youtube.com/watch?v=LBR1avwUDfU" text:style-name="Internet_20_link" text:visited-style-name="Visited_20_Internet_20_Link">https</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www</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youtube</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com</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watch</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v</text:a><text:a xlink:type="simple" xlink:href="https://www.youtube.com/watch?v=LBR1avwUDfU" text:style-name="Internet_20_link" text:visited-style-name="Visited_20_Internet_20_Link">=</text:a><text:a xlink:type="simple" xlink:href="https://www.youtube.com/watch?v=LBR1avwUDfU" text:style-name="Internet_20_link" text:visited-style-name="Visited_20_Internet_20_Link">LBR</text:a><text:a xlink:type="simple" xlink:href="https://www.youtube.com/watch?v=LBR1avwUDfU" text:style-name="Internet_20_link" text:visited-style-name="Visited_20_Internet_20_Link">1</text:a><text:a xlink:type="simple" xlink:href="https://www.youtube.com/watch?v=LBR1avwUDfU" text:style-name="Internet_20_link" text:visited-style-name="Visited_20_Internet_20_Link">avwUDfU</text:a> </text:p>
      <text:p text:style-name="P2">[Rock]</text:p>
      <text:p text:style-name="P2"><text:soft-page-break/>Porcja dobrego, typowego rocka od Fritzybeata. I szczerze mówiąc, nie ma tu zbyt wiele do dodania; fani gatunku będą zadowoleni, zaś dla początkujących powinno być to całkiem niezłe wprowadzenie.</text:p>
      <text:p text:style-name="P2"/>
      <text:p text:style-name="P2">BlackGryph0n &amp; Michelle Creber – Smooth Criminal</text:p>
      <text:p text:style-name="P2"><text:a xlink:type="simple" xlink:href="https://www.youtube.com/watch?v=FX5ClEBE_EM" text:style-name="Internet_20_link" text:visited-style-name="Visited_20_Internet_20_Link">https</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www</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youtube</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com</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watch</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v</text:a><text:a xlink:type="simple" xlink:href="https://www.youtube.com/watch?v=FX5ClEBE_EM" text:style-name="Internet_20_link" text:visited-style-name="Visited_20_Internet_20_Link">=</text:a><text:a xlink:type="simple" xlink:href="https://www.youtube.com/watch?v=FX5ClEBE_EM" text:style-name="Internet_20_link" text:visited-style-name="Visited_20_Internet_20_Link">FX</text:a><text:a xlink:type="simple" xlink:href="https://www.youtube.com/watch?v=FX5ClEBE_EM" text:style-name="Internet_20_link" text:visited-style-name="Visited_20_Internet_20_Link">5</text:a><text:a xlink:type="simple" xlink:href="https://www.youtube.com/watch?v=FX5ClEBE_EM" text:style-name="Internet_20_link" text:visited-style-name="Visited_20_Internet_20_Link">ClEBE</text:a><text:a xlink:type="simple" xlink:href="https://www.youtube.com/watch?v=FX5ClEBE_EM" text:style-name="Internet_20_link" text:visited-style-name="Visited_20_Internet_20_Link">_</text:a><text:a xlink:type="simple" xlink:href="https://www.youtube.com/watch?v=FX5ClEBE_EM" text:style-name="Internet_20_link" text:visited-style-name="Visited_20_Internet_20_Link">EM</text:a></text:p>
      <text:p text:style-name="P2">[Michael Jackson]</text:p>
      <text:p text:style-name="P2">Pamiętacie cover „Beat It” w wykonaniu tej dwójki w animacji Animated Jamesa? Oni znowu to zrobili. I brzmi świetnie! Teraz tylko czekamy na tego ostatniego. Być może animacja przebije nawet poprzednią! Ale może trochę o muzyce. BlackGryph0n w duecie z oryginalną Apple Bloom radzą sobie naprawdę dobrze. Właściwie brzmią, jakby śpiewali w oryginale. Gorąco polecam!</text:p>
      <text:p text:style-name="P2"/>
      <text:p text:style-name="P2">idkQuicksilver feat. Savage B – Royal Guard</text:p>
      <text:p text:style-name="P2"><text:a xlink:type="simple" xlink:href="https://www.youtube.com/watch?v=Z39qZT4RuTA" text:style-name="Internet_20_link" text:visited-style-name="Visited_20_Internet_20_Link">https</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www</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youtube</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com</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watch</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v</text:a><text:a xlink:type="simple" xlink:href="https://www.youtube.com/watch?v=Z39qZT4RuTA" text:style-name="Internet_20_link" text:visited-style-name="Visited_20_Internet_20_Link">=</text:a><text:a xlink:type="simple" xlink:href="https://www.youtube.com/watch?v=Z39qZT4RuTA" text:style-name="Internet_20_link" text:visited-style-name="Visited_20_Internet_20_Link">Z</text:a><text:a xlink:type="simple" xlink:href="https://www.youtube.com/watch?v=Z39qZT4RuTA" text:style-name="Internet_20_link" text:visited-style-name="Visited_20_Internet_20_Link">39</text:a><text:a xlink:type="simple" xlink:href="https://www.youtube.com/watch?v=Z39qZT4RuTA" text:style-name="Internet_20_link" text:visited-style-name="Visited_20_Internet_20_Link">qZT</text:a><text:a xlink:type="simple" xlink:href="https://www.youtube.com/watch?v=Z39qZT4RuTA" text:style-name="Internet_20_link" text:visited-style-name="Visited_20_Internet_20_Link">4</text:a><text:a xlink:type="simple" xlink:href="https://www.youtube.com/watch?v=Z39qZT4RuTA" text:style-name="Internet_20_link" text:visited-style-name="Visited_20_Internet_20_Link">RuTA</text:a> </text:p>
      <text:p text:style-name="P2">[Hard rock]</text:p>
      <text:p text:style-name="P2">Druga w tym zestawieniu pozycja z nowego albumu ze sponyfikowanej płyty zespołu Ramones pt. „Commando”. Podobnie jak w „Pinkamenie” mamy tu po prostu dobry, choć krótki rock, którego warto by posłuchać choćby dlatego, że został stworzony i nie brzmi źle.</text:p>
      <text:p text:style-name="P2"/>
      <text:p text:style-name="P2">Jeff Rae (Dawniej Jeff Burgess) – Tiny Pony Chairs</text:p>
      <text:p text:style-name="P2"><text:a xlink:type="simple" xlink:href="https://www.youtube.com/watch?v=mFrc4YK34H8" text:style-name="Internet_20_link" text:visited-style-name="Visited_20_Internet_20_Link">https</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www</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youtube</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com</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watch</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v</text:a><text:a xlink:type="simple" xlink:href="https://www.youtube.com/watch?v=mFrc4YK34H8" text:style-name="Internet_20_link" text:visited-style-name="Visited_20_Internet_20_Link">=</text:a><text:a xlink:type="simple" xlink:href="https://www.youtube.com/watch?v=mFrc4YK34H8" text:style-name="Internet_20_link" text:visited-style-name="Visited_20_Internet_20_Link">mFrc</text:a><text:a xlink:type="simple" xlink:href="https://www.youtube.com/watch?v=mFrc4YK34H8" text:style-name="Internet_20_link" text:visited-style-name="Visited_20_Internet_20_Link">4</text:a><text:a xlink:type="simple" xlink:href="https://www.youtube.com/watch?v=mFrc4YK34H8" text:style-name="Internet_20_link" text:visited-style-name="Visited_20_Internet_20_Link">YK</text:a><text:a xlink:type="simple" xlink:href="https://www.youtube.com/watch?v=mFrc4YK34H8" text:style-name="Internet_20_link" text:visited-style-name="Visited_20_Internet_20_Link">34</text:a><text:a xlink:type="simple" xlink:href="https://www.youtube.com/watch?v=mFrc4YK34H8" text:style-name="Internet_20_link" text:visited-style-name="Visited_20_Internet_20_Link">H</text:a><text:a xlink:type="simple" xlink:href="https://www.youtube.com/watch?v=mFrc4YK34H8" text:style-name="Internet_20_link" text:visited-style-name="Visited_20_Internet_20_Link">8</text:a> </text:p>
      <text:p text:style-name="P2">[Acoustic]</text:p>
      <text:p text:style-name="P2">Pora na coś smutniejszego. Poprzednio Burgess zachwycił mnie nieco żywszym rockiem. Tym razem dostaliśmy smutny, akustyczny utwór z typowego albumu „best of”, który z kucykami ma… no właśnie, ile wspólnego? Pojawia się w tytule i w refrenie. Im więcej się słucha, tym więcej sensu nabierają te <office:annotation><dc:date>0000-00-00T00:00:00</dc:date><text:p text:style-name="P4"><text:span text:style-name="T2">Czyli jest to piosenka o pastelowych taboretach? &lt;ba-dum-tss&gt;</text:span></text:p></office:annotation>malutkie kucykowe krzesła. Być może wyobraźnia podsuwa nam wtedy jakieś obrazy, próbujące wyjaśnić, co właśnie usłyszeliśmy… w każdym razie, bardzo fajny utwór. Polecam przesłuchać, być może doszukacie się czegoś więcej niż ja.</text:p>
      <text:p text:style-name="P2"/>
      <text:p text:style-name="P2">Prince Whateverer – Left Behind</text:p>
      <text:p text:style-name="P2"><text:a xlink:type="simple" xlink:href="https://www.youtube.com/watch?v=g8kXxd_MCAI" text:style-name="Internet_20_link" text:visited-style-name="Visited_20_Internet_20_Link">https</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www</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youtube</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com</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watch</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v</text:a><text:a xlink:type="simple" xlink:href="https://www.youtube.com/watch?v=g8kXxd_MCAI" text:style-name="Internet_20_link" text:visited-style-name="Visited_20_Internet_20_Link">=</text:a><text:a xlink:type="simple" xlink:href="https://www.youtube.com/watch?v=g8kXxd_MCAI" text:style-name="Internet_20_link" text:visited-style-name="Visited_20_Internet_20_Link">g</text:a><text:a xlink:type="simple" xlink:href="https://www.youtube.com/watch?v=g8kXxd_MCAI" text:style-name="Internet_20_link" text:visited-style-name="Visited_20_Internet_20_Link">8</text:a><text:a xlink:type="simple" xlink:href="https://www.youtube.com/watch?v=g8kXxd_MCAI" text:style-name="Internet_20_link" text:visited-style-name="Visited_20_Internet_20_Link">kXxd</text:a><text:a xlink:type="simple" xlink:href="https://www.youtube.com/watch?v=g8kXxd_MCAI" text:style-name="Internet_20_link" text:visited-style-name="Visited_20_Internet_20_Link">_</text:a><text:a xlink:type="simple" xlink:href="https://www.youtube.com/watch?v=g8kXxd_MCAI" text:style-name="Internet_20_link" text:visited-style-name="Visited_20_Internet_20_Link">MCAI</text:a> </text:p>
      <text:p text:style-name="P2">[Metal]</text:p>
      <text:p text:style-name="P2">Jasny gwint, Whateverer gra metal. I wychodzi mu świetnie. Mam wrażenie, że nasz książę wzorował się m.in na Prototype czy Avenged Sevenfold. Dostaliśmy od niego kawałek o rodzicach Applejack o brzmieniu dość rozżalonym, wręcz zdenerwowanym. A, zresztą… posłuchajcie.</text:p>
      <text:p text:style-name="P2"/>
      <text:p text:style-name="P2">Freewave + Injustrial &amp; Friends – The Conversional Bureau</text:p>
      <text:p text:style-name="P2"><text:a xlink:type="simple" xlink:href="https://www.youtube.com/watch?v=JntTYxvLoCM" text:style-name="Internet_20_link" text:visited-style-name="Visited_20_Internet_20_Link">https</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www</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youtube</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com</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watch</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v</text:a><text:a xlink:type="simple" xlink:href="https://www.youtube.com/watch?v=JntTYxvLoCM" text:style-name="Internet_20_link" text:visited-style-name="Visited_20_Internet_20_Link">=</text:a><text:a xlink:type="simple" xlink:href="https://www.youtube.com/watch?v=JntTYxvLoCM" text:style-name="Internet_20_link" text:visited-style-name="Visited_20_Internet_20_Link">JntTYxvLoCM</text:a> </text:p>
      <text:p text:style-name="P2">[Industrial metal] [TCB]</text:p>
      <text:p text:style-name="P2">To naprawdę dziwny utwór. Wokal jest przeplatany zwykłymi słowami i nie tylko, co można zaobserwować np. w „45-89” Kultu czy „Harakiri” Serja Tankiana. Ciekawym zabiegiem jest zastosowanie materiału z faktycznych nagrań wideo ze świata. Jeżeli chcecie się przekonać na własnej skórze (co polecam), wystarczy kliknąć w obrazek na górze.</text:p>
      <text:p text:style-name="P2"/>
      <text:p text:style-name="P2">VocalScorePony – Zecora’s Exile</text:p>
      <text:p text:style-name="P2"><text:soft-page-break/><text:a xlink:type="simple" xlink:href="https://www.youtube.com/watch?v=F-Qx8UrIDBU" text:style-name="Internet_20_link" text:visited-style-name="Visited_20_Internet_20_Link">https</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www</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youtube</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com</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watch</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v</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F</text:a><text:a xlink:type="simple" xlink:href="https://www.youtube.com/watch?v=F-Qx8UrIDBU" text:style-name="Internet_20_link" text:visited-style-name="Visited_20_Internet_20_Link">-</text:a><text:a xlink:type="simple" xlink:href="https://www.youtube.com/watch?v=F-Qx8UrIDBU" text:style-name="Internet_20_link" text:visited-style-name="Visited_20_Internet_20_Link">Qx</text:a><text:a xlink:type="simple" xlink:href="https://www.youtube.com/watch?v=F-Qx8UrIDBU" text:style-name="Internet_20_link" text:visited-style-name="Visited_20_Internet_20_Link">8</text:a><text:a xlink:type="simple" xlink:href="https://www.youtube.com/watch?v=F-Qx8UrIDBU" text:style-name="Internet_20_link" text:visited-style-name="Visited_20_Internet_20_Link">UrIDBU</text:a></text:p>
      <text:p text:style-name="P2">[Instrumental] [Ambient?]</text:p>
      <text:p text:style-name="P2">O, ironio. Człowiek o nicku VocalScorePony tworzy instrumentalną muzykę. Czy to znaczy, że będzie zła? Oczywiście, że nie! Być może nie w moim klimacie, ale nie mogę powiedzieć, że to złe dzieło. Ale pamiętajcie, subiektywizm jest rzeczą ludzką, tak więc wchodźcie i słuchajcie.</text:p>
      <text:p text:style-name="P2"/>
      <text:p text:style-name="P2">Vylet – The Cavern Lurker | Pony! | Cinematic Soundscape</text:p>
      <text:p text:style-name="P2"><text:a xlink:type="simple" xlink:href="https://www.youtube.com/watch?v=uMWJieBpJx8" text:style-name="Internet_20_link" text:visited-style-name="Visited_20_Internet_20_Link">https</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www</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youtube</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com</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watch</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v</text:a><text:a xlink:type="simple" xlink:href="https://www.youtube.com/watch?v=uMWJieBpJx8" text:style-name="Internet_20_link" text:visited-style-name="Visited_20_Internet_20_Link">=</text:a><text:a xlink:type="simple" xlink:href="https://www.youtube.com/watch?v=uMWJieBpJx8" text:style-name="Internet_20_link" text:visited-style-name="Visited_20_Internet_20_Link">uMWJieBpJx</text:a><text:a xlink:type="simple" xlink:href="https://www.youtube.com/watch?v=uMWJieBpJx8" text:style-name="Internet_20_link" text:visited-style-name="Visited_20_Internet_20_Link">8</text:a></text:p>
      <text:p text:style-name="P2">[Zdecydowanie ambient]</text:p>
      <text:p text:style-name="P2">I kolejna interesująco-intrygująco-niestandardowa pozycja, zarazem przedostatnia na naszej liście. Oto mamy ambient, który można spokojnie przypisać do eksplorowania jakiejś jaskini. Dźwięki typowo rozpoznaje się z filmów lub gier, a jak wiadomo – stanowczą część klimatu stanowi soundtrack. Wsłuchajcie się zatem w odgłosy odległego wiatru szeleszczącego wśród skał i pozwólcie, by wyobraźnia przejęła stery.</text:p>
      <text:p text:style-name="P2"/>
      <text:p text:style-name="P2">IvoryKeysADSR – A Wasteland Restored [2015 Remaster]</text:p>
      <text:p text:style-name="P2"><text:a xlink:type="simple" xlink:href="https://www.youtube.com/watch?v=Xv-Rs0Im1bQ" text:style-name="Internet_20_link" text:visited-style-name="Visited_20_Internet_20_Link">https</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www</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youtube</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com</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watch</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v</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Xv</text:a><text:a xlink:type="simple" xlink:href="https://www.youtube.com/watch?v=Xv-Rs0Im1bQ" text:style-name="Internet_20_link" text:visited-style-name="Visited_20_Internet_20_Link">-</text:a><text:a xlink:type="simple" xlink:href="https://www.youtube.com/watch?v=Xv-Rs0Im1bQ" text:style-name="Internet_20_link" text:visited-style-name="Visited_20_Internet_20_Link">Rs</text:a><text:a xlink:type="simple" xlink:href="https://www.youtube.com/watch?v=Xv-Rs0Im1bQ" text:style-name="Internet_20_link" text:visited-style-name="Visited_20_Internet_20_Link">0</text:a><text:a xlink:type="simple" xlink:href="https://www.youtube.com/watch?v=Xv-Rs0Im1bQ" text:style-name="Internet_20_link" text:visited-style-name="Visited_20_Internet_20_Link">Im</text:a><text:a xlink:type="simple" xlink:href="https://www.youtube.com/watch?v=Xv-Rs0Im1bQ" text:style-name="Internet_20_link" text:visited-style-name="Visited_20_Internet_20_Link">1</text:a><text:a xlink:type="simple" xlink:href="https://www.youtube.com/watch?v=Xv-Rs0Im1bQ" text:style-name="Internet_20_link" text:visited-style-name="Visited_20_Internet_20_Link">bQ</text:a></text:p>
      <text:p text:style-name="P2">Oczywiście, że nie mogłem powstrzymać się przed wrzuceniem czegoś falloutowego do kolekcji. Co jeszcze śmieszniejsze, utwór pochodzi sprzed prawie pięciu miesięcy – bardzo się więc spóźniłem z jego publikacją, ale już wyjaśniam. Otóż te osoby, które znały do tej pory twórczość IvoryKeysa, wiedzą, że ok. dwa lata temu wydał on utwór o dokładnie tej samej nazwie. Był właściwie czymś w rodzaju muzycznego podsumowania zarówno Fallout: Equestria, jak i jego twórczości i szczerze powiem, że był to jeden z moich ulubionych kawałków od tego artysty. A teraz wydał jeszcze nowszą, lepszą wersję owego kawałka. Wierzcie lub nie, ale autentycznie płakałem, gdy usłyszałem ją po raz pierwszy. Dlatego też nie ma opcji, by nie pojawiła się w tym zestawieniu.</text:p>
      <text:p text:style-name="P2"/>
      <text:p text:style-name="P2">A jako że był to ostatni nasz kandydat, pozwolę sobie na chwilę refleksji. Potem przejdziemy do etapu kilku staroci.</text:p>
      <text:p text:style-name="P2"/>
      <text:p text:style-name="P2">Kilka razy wspominałem już, że coraz mniej artystów tworzy kucykowo. Powody są, po krótkim namyśle, oczywiste: wypalenie, chęć poszerzenia horyzontów, brak weny. W sumie szkoda, bo dawne tuzy międzynarodowego fandomu muzycznego tworzyły naprawdę nieźle – dowodami są choćby bardzo znane utwory ze złotych lat fandomu, tj. głównie sezonu drugiego. Ale z drugiej strony mamy w tej chwili trochę świeżej krwi, która ma szansę się wybić. To, że pobiją starą gwardię, jest raczej wątpliwe, ale zawsze warto spróbować, prawda?</text:p>
      <text:p text:style-name="P2"/>
      <text:p text:style-name="P2">… No dobra, jako że dziś niezbyt mam wenę na pisanie filozoficzne, przejdźmy do następnej części, którą jest wzmianka o paru klasykach fandomu sprzed lat. Na początek zarzucę pięknym orchestralem od Evening Stara, uznawanym przez niektórych za nieoficjalny hymn naszych pastelowych przyjaciół.</text:p>
      <text:p text:style-name="P2"/>
      <text:p text:style-name="P2">Evening Star – Land of Equestria</text:p>
      <text:p text:style-name="P2"><text:a xlink:type="simple" xlink:href="https://www.youtube.com/watch?v=8-TvjOfQI2w" text:style-name="Internet_20_link" text:visited-style-name="Visited_20_Internet_20_Link">https</text:a><text:a xlink:type="simple" xlink:href="https://www.youtube.com/watch?v=8-TvjOfQI2w" text:style-name="Internet_20_link" text:visited-style-name="Visited_20_Internet_20_Link">://</text:a><text:a xlink:type="simple" xlink:href="https://www.youtube.com/watch?v=8-TvjOfQI2w" text:style-name="Internet_20_link" text:visited-style-name="Visited_20_Internet_20_Link">www</text:a><text:a xlink:type="simple" xlink:href="https://www.youtube.com/watch?v=8-TvjOfQI2w" text:style-name="Internet_20_link" text:visited-style-name="Visited_20_Internet_20_Link">.</text:a><text:a xlink:type="simple" xlink:href="https://www.youtube.com/watch?v=8-TvjOfQI2w" text:style-name="Internet_20_link" text:visited-style-name="Visited_20_Internet_20_Link">youtube</text:a><text:a xlink:type="simple" xlink:href="https://www.youtube.com/watch?v=8-TvjOfQI2w" text:style-name="Internet_20_link" text:visited-style-name="Visited_20_Internet_20_Link">.</text:a><text:a xlink:type="simple" xlink:href="https://www.youtube.com/watch?v=8-TvjOfQI2w" text:style-name="Internet_20_link" text:visited-style-name="Visited_20_Internet_20_Link">com</text:a><text:a xlink:type="simple" xlink:href="https://www.youtube.com/watch?v=8-TvjOfQI2w" text:style-name="Internet_20_link" text:visited-style-name="Visited_20_Internet_20_Link">/</text:a><text:a xlink:type="simple" xlink:href="https://www.youtube.com/watch?v=8-TvjOfQI2w" text:style-name="Internet_20_link" text:visited-style-name="Visited_20_Internet_20_Link">watch</text:a><text:a xlink:type="simple" xlink:href="https://www.youtube.com/watch?v=8-TvjOfQI2w" text:style-name="Internet_20_link" text:visited-style-name="Visited_20_Internet_20_Link">?</text:a><text:a xlink:type="simple" xlink:href="https://www.youtube.com/watch?v=8-TvjOfQI2w" text:style-name="Internet_20_link" text:visited-style-name="Visited_20_Internet_20_Link">v</text:a><text:a xlink:type="simple" xlink:href="https://www.youtube.com/watch?v=8-TvjOfQI2w" text:style-name="Internet_20_link" text:visited-style-name="Visited_20_Internet_20_Link">=8-</text:a><text:a xlink:type="simple" xlink:href="https://www.youtube.com/watch?v=8-TvjOfQI2w" text:style-name="Internet_20_link" text:visited-style-name="Visited_20_Internet_20_Link">TvjOfQI</text:a><text:a xlink:type="simple" xlink:href="https://www.youtube.com/watch?v=8-TvjOfQI2w" text:style-name="Internet_20_link" text:visited-style-name="Visited_20_Internet_20_Link">2</text:a><text:a xlink:type="simple" xlink:href="https://www.youtube.com/watch?v=8-TvjOfQI2w" text:style-name="Internet_20_link" text:visited-style-name="Visited_20_Internet_20_Link">w</text:a> </text:p>
      <text:p text:style-name="P2">[Orchestral] [Vocal]</text:p>
      <text:p text:style-name="P2"><text:soft-page-break/>Swego czasu, gdy jeszcze nie pisałem przeglądu muzycznego, natrafiłem na to piękne dzieło. Było jednocześnie jednym z pierwszych, które faktycznie spodobało mi się z fandomowej muzyki. Swoją drogą, szkoda, że Evening Star odszedł poniekąd z fandomu – nie stworzył nic kucykowego od ponad roku.</text:p>
      <text:p text:style-name="P2"/>
      <text:p text:style-name="P2">Kolejny utwór, który wręcz uwielbiam i który poznałem u początków muzycznej przygody w fandomie był…</text:p>
      <text:p text:style-name="P2"/>
      <text:p text:style-name="P2">PrinceWhateverer ft. Liquid Cobalt – Between Fairytales and Happy Endings</text:p>
      <text:p text:style-name="P2"><text:a xlink:type="simple" xlink:href="https://www.youtube.com/watch?v=qc-YMUWvA1s" text:style-name="Internet_20_link" text:visited-style-name="Visited_20_Internet_20_Link">https</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www</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youtube</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com</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watch</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v</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qc</text:a><text:a xlink:type="simple" xlink:href="https://www.youtube.com/watch?v=qc-YMUWvA1s" text:style-name="Internet_20_link" text:visited-style-name="Visited_20_Internet_20_Link">-</text:a><text:a xlink:type="simple" xlink:href="https://www.youtube.com/watch?v=qc-YMUWvA1s" text:style-name="Internet_20_link" text:visited-style-name="Visited_20_Internet_20_Link">YMUWvA</text:a><text:a xlink:type="simple" xlink:href="https://www.youtube.com/watch?v=qc-YMUWvA1s" text:style-name="Internet_20_link" text:visited-style-name="Visited_20_Internet_20_Link">1</text:a><text:a xlink:type="simple" xlink:href="https://www.youtube.com/watch?v=qc-YMUWvA1s" text:style-name="Internet_20_link" text:visited-style-name="Visited_20_Internet_20_Link">s</text:a> </text:p>
      <text:p text:style-name="P2">[Acoustic]</text:p>
      <text:p text:style-name="P2">Zamieszanie z Derpy pamięta zapewne większość bronies, którzy w tym czasie byli już z nami. Krótkie wprowadzenie: Hasbro, wydając epizod „The Last Roundup”, dało naszej szarej klaczce głos męski, co przykuło uwagę nadgorliwych obrońców moralności. Potem wynikła z tego afera z imieniem („Derpy”) oraz tym, że ma zeza – wywołało to burzę na tyle poważną, że Hasbro stwierdziło potem, że rzeczona postać nigdy już nie pojawi się na ekranie. Oczywiście bronies zareagowali od razu, między innymi tym oto utworem. Pięknym, chwytającym za serce utworem, który natychmiast porwał mnie, gdy tylko go usłyszałem. Zaś efekt akcji? Widzieliśmy w setnym, specjalnym odcinku, gdzie Derpy grała bardzo istotną rolę. Awesome!</text:p>
      <text:p text:style-name="P2"/>
      <text:p text:style-name="P2">Chciałbym tu zaznaczyć jedną rzecz: w tym zbiorowisku zwanym potocznie fandomem siedzę pasywnie od wiosny 2012 roku, a nieco aktywniej od początku 2013 roku. Fandomowej muzyki nie słuchałem jeszcze dłużej, więc miejcie świadomość tego, że fakt usłyszenia przeze mnie po raz pierwszy klasyków sprzed dwóch lat równa się z tym, że wcześniej zwyczajnie nie zwracałem na nie uwagi.</text:p>
      <text:p text:style-name="P2"/>
      <text:p text:style-name="P2">Pora na kolejny, stary utwór, również refleksyjny i smutny. Tym razem mowa o…</text:p>
      <text:p text:style-name="P2"/>
      <text:p text:style-name="P2">Koroshi-Ya – Rainbow (feat. Feather)</text:p>
      <text:p text:style-name="P2"><text:a xlink:type="simple" xlink:href="https://www.youtube.com/watch?v=D-96inCTo0w" text:style-name="Internet_20_link" text:visited-style-name="Visited_20_Internet_20_Link">https</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www</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youtube</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com</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watch</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v</text:a><text:a xlink:type="simple" xlink:href="https://www.youtube.com/watch?v=D-96inCTo0w" text:style-name="Internet_20_link" text:visited-style-name="Visited_20_Internet_20_Link">=</text:a><text:a xlink:type="simple" xlink:href="https://www.youtube.com/watch?v=D-96inCTo0w" text:style-name="Internet_20_link" text:visited-style-name="Visited_20_Internet_20_Link">D</text:a><text:a xlink:type="simple" xlink:href="https://www.youtube.com/watch?v=D-96inCTo0w" text:style-name="Internet_20_link" text:visited-style-name="Visited_20_Internet_20_Link">-96</text:a><text:a xlink:type="simple" xlink:href="https://www.youtube.com/watch?v=D-96inCTo0w" text:style-name="Internet_20_link" text:visited-style-name="Visited_20_Internet_20_Link">inCTo</text:a><text:a xlink:type="simple" xlink:href="https://www.youtube.com/watch?v=D-96inCTo0w" text:style-name="Internet_20_link" text:visited-style-name="Visited_20_Internet_20_Link">0</text:a><text:a xlink:type="simple" xlink:href="https://www.youtube.com/watch?v=D-96inCTo0w" text:style-name="Internet_20_link" text:visited-style-name="Visited_20_Internet_20_Link">w</text:a> </text:p>
      <text:p text:style-name="P2">[Rap]</text:p>
      <text:p text:style-name="P2">Tak jak normalnie nie słucham rapu, w tym wypadku zrobiłem wyjątek… i nie żałuję. To był autentycznie jeden z tych najpierwszych kawałków, jakie kiedykolwiek przesłuchałem. To od niego zaczęła się powoli moja przygoda z muzyką inną niż do tamtej pory. Polecam wsłuchać się w tekst, zanurzyć i pozwolić emocjom na oddziałanie na waszą duszę.</text:p>
      <text:p text:style-name="P2"/>
      <text:p text:style-name="P2">Na koniec zaś rzucimy coś bardziej energicznego, a również bardzo znanego:</text:p>
      <text:p text:style-name="P2"/>
      <text:p text:style-name="P2">WoodenToaster &amp; TheLivingTombstone – Love me Cheerilee</text:p>
      <text:p text:style-name="P2"><text:a xlink:type="simple" xlink:href="https://www.youtube.com/watch?v=Ji4IQR9Zbwo" text:style-name="Internet_20_link" text:visited-style-name="Visited_20_Internet_20_Link">https</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www</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youtube</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com</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watch</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v</text:a><text:a xlink:type="simple" xlink:href="https://www.youtube.com/watch?v=Ji4IQR9Zbwo" text:style-name="Internet_20_link" text:visited-style-name="Visited_20_Internet_20_Link">=</text:a><text:a xlink:type="simple" xlink:href="https://www.youtube.com/watch?v=Ji4IQR9Zbwo" text:style-name="Internet_20_link" text:visited-style-name="Visited_20_Internet_20_Link">Ji</text:a><text:a xlink:type="simple" xlink:href="https://www.youtube.com/watch?v=Ji4IQR9Zbwo" text:style-name="Internet_20_link" text:visited-style-name="Visited_20_Internet_20_Link">4</text:a><text:a xlink:type="simple" xlink:href="https://www.youtube.com/watch?v=Ji4IQR9Zbwo" text:style-name="Internet_20_link" text:visited-style-name="Visited_20_Internet_20_Link">IQR</text:a><text:a xlink:type="simple" xlink:href="https://www.youtube.com/watch?v=Ji4IQR9Zbwo" text:style-name="Internet_20_link" text:visited-style-name="Visited_20_Internet_20_Link">9</text:a><text:a xlink:type="simple" xlink:href="https://www.youtube.com/watch?v=Ji4IQR9Zbwo" text:style-name="Internet_20_link" text:visited-style-name="Visited_20_Internet_20_Link">Zbwo</text:a> </text:p>
      <text:p text:style-name="P2">[Electro] [The Living Tombstone]</text:p>
      <text:p text:style-name="P2">Tak, posunąłem się do tego, że mam tag nazwany „The Living Tombstone”. Legendarny już muzyk z równie legendarnym partnerem stworzyli niegdyś „Love me Cheerilee”, czyli nieco mniej znany (choć wciąż nieziemsko popularny jak na fandom) pierwszy utwór tego duetu, mówiący o tytułowej klaczy. Obiekt wielu przeróbek, z których jedną wrzuciłem nawet bodajże do marcowego przeglądu. </text:p>
      <text:p text:style-name="P2"/>
      <text:p text:style-name="P2"><text:soft-page-break/>I to by było na tyle w tej części przeglądu muzycznego. Jeżeli macie jakieś pomysły, jak można go usprawnić, co można dodać w obliczu malejącej ilości artystów, gorąco zapraszam do kontaktu – poprzez MLPPolska, Kucykowy Teamspeak czy polskie forum o Fallout: Equestria!</text:p>
      <text:p text:style-name="P2"/>
      <text:p text:style-name="P2">Ach, i jeszcze jedno – podziękowania idą do bliskiego przyjaciela, Wieczystego, który zadeklarował się dostarczyć mi własnych propozycji na „klasyki” na najbliższe parę numerów. „Love me Cheerile” z tego numeru to też jego zasługa. Dzięki!</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05T08:44:33.663000000</dc:date>
    <meta:editing-duration>PT20H27M58S</meta:editing-duration>
    <meta:document-statistic meta:table-count="0" meta:image-count="0" meta:object-count="0" meta:page-count="5" meta:paragraph-count="76" meta:word-count="1529" meta:character-count="10996" meta:non-whitespace-character-count="9506"/>
  </office:meta>
</office:document-meta>
</file>